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style-name="ce6" office:value-type="date" office:date-value="2025-04-14" calcext:value-type="date">
            <text:p>04/1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style-name="ce6" office:value-type="date" office:date-value="2025-04-14" calcext:value-type="date">
            <text:p>04/1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7:30:46.670350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4T07:31:24.715837812</dc:date>
    <meta:editing-duration>PT22M22S</meta:editing-duration>
    <meta:editing-cycles>12</meta:editing-cycles>
    <meta:generator>LibreOffice/24.2.7.2$Linux_X86_64 LibreOffice_project/420$Build-2</meta:generator>
    <meta:document-statistic meta:table-count="1" meta:cell-count="190" meta:object-count="0"/>
  </office:meta>
</office:document-meta>
</file>